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13" style:family="table-cell" style:parent-style-name="Default">
      <style:table-cell-properties fo:wrap-option="wrap"/>
    </style:style>
    <style:style style:name="ce11" style:family="table-cell" style:parent-style-name="Default" style:data-style-name="N11"/>
    <style:style style:name="ce8" style:family="table-cell" style:parent-style-name="Default" style:data-style-name="N111"/>
    <style:style style:name="ce6" style:family="table-cell" style:parent-style-name="Default" style:data-style-name="N1"/>
    <style:style style:name="ce12" style:family="table-cell" style:parent-style-name="Default" style:data-style-name="N113"/>
    <style:style style:name="ce2" style:family="table-cell" style:parent-style-name="Default" style:data-style-name="N2"/>
    <style:style style:name="ce10" style:family="table-cell" style:parent-style-name="Default" style:data-style-name="N112"/>
    <style:style style:name="ce15" style:family="table-cell" style:parent-style-name="Default" style:data-style-name="N112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21.656cm" svg:y="0cm">
            <draw:object draw:notify-on-update-of-ranges="Sheet1.A19:Sheet1.A27 Sheet1.B18:Sheet1.B18 Sheet1.B19:Sheet1.B27 Sheet1.E18:Sheet1.E24 Sheet1.D18:Sheet1.D24 Sheet1.A19:Sheet1.A27 Sheet1.C18:Sheet1.C18 Sheet1.C19:Sheet1.C27 Sheet1.I18:Sheet1.I24 Sheet1.H18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311cm" svg:y="19.756cm">
            <draw:object draw:notify-on-update-of-ranges="Sheet1.L34:Sheet1.L43 Sheet1.I35:Sheet1.I43 Sheet1.J34:Sheet1.J34 Sheet1.J35:Sheet1.J43 Sheet1.I35:Sheet1.I43 Sheet1.L34:Sheet1.L34 Sheet1.L35:Sheet1.L43 Sheet1.I35:Sheet1.I43 Sheet1.K34:Sheet1.K34 Sheet1.K35:Sheet1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5.797cm" svg:y="19.804cm">
            <draw:object draw:notify-on-update-of-ranges="Sheet1.P35:Sheet1.P43 Sheet1.Q34:Sheet1.Q34 Sheet1.Q35:Sheet1.Q43 Sheet1.P35:Sheet1.P43 Sheet1.R34:Sheet1.R34 Sheet1.R35:Sheet1.R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779cm" svg:height="8.989cm" svg:x="0.788cm" svg:y="36.425cm">
            <draw:object draw:notify-on-update-of-ranges="Sheet1.A71:Sheet1.A79 Sheet1.B70:Sheet1.B70 Sheet1.B71:Sheet1.B79 Sheet1.A71:Sheet1.A79 Sheet1.C70:Sheet1.C70 Sheet1.C71:Sheet1.C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0.388cm" svg:x="35.628cm" svg:y="60.809cm">
            <draw:object draw:notify-on-update-of-ranges="Sheet1.A128:Sheet1.A139 Sheet1.B127:Sheet1.B127 Sheet1.B128:Sheet1.B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055cm" svg:y="60.092cm">
            <draw:object draw:notify-on-update-of-ranges="Sheet1.F128:Sheet1.F139 Sheet1.G127:Sheet1.G127 Sheet1.G128:Sheet1.G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4.031cm" svg:y="68.973cm">
            <draw:object draw:notify-on-update-of-ranges="Sheet1.A150:Sheet1.A158 Sheet1.B149:Sheet1.B149 Sheet1.B150:Sheet1.B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his is for the three nested loops inside velf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periment run for 20 iterations, static alloc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main size is 300x300x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limit -s 1000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9]" office:value-type="float" office:value="-0.391600000000002" calcext:value-type="float">
            <text:p>-0.391600000000002</text:p>
          </table:table-cell>
          <table:table-cell table:formula="of:=MAX([.B2:.P2])-[.B19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9]" office:value-type="float" office:value="-0.383000000000003" calcext:value-type="float">
            <text:p>-0.383000000000003</text:p>
          </table:table-cell>
          <table:table-cell table:formula="of:=MAX([.Q2:.AE2])-[.C19]" office:value-type="float" office:value="0.410999999999998" calcext:value-type="float">
            <text:p>0.410999999999998</text:p>
          </table:table-cell>
          <table:table-cell/>
          <table:table-cell table:style-name="ce2" table:formula="of:=[.C19]/[.B19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20]" office:value-type="float" office:value="-0.214533333333332" calcext:value-type="float">
            <text:p>-0.214533333333332</text:p>
          </table:table-cell>
          <table:table-cell table:formula="of:=MAX([.B3:.P3])-[.B20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20]" office:value-type="float" office:value="-0.134266666666669" calcext:value-type="float">
            <text:p>-0.134266666666669</text:p>
          </table:table-cell>
          <table:table-cell table:formula="of:=MAX([.Q3:.AE3])-[.C20]" office:value-type="float" office:value="0.289733333333331" calcext:value-type="float">
            <text:p>0.289733333333331</text:p>
          </table:table-cell>
          <table:table-cell/>
          <table:table-cell table:style-name="ce2" table:formula="of:=[.C20]/[.B20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1]" office:value-type="float" office:value="-0.0965999999999996" calcext:value-type="float">
            <text:p>-0.0966</text:p>
          </table:table-cell>
          <table:table-cell table:formula="of:=MAX([.B4:.P4])-[.B21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1]" office:value-type="float" office:value="-0.0434000000000001" calcext:value-type="float">
            <text:p>-0.0434</text:p>
          </table:table-cell>
          <table:table-cell table:formula="of:=MAX([.Q4:.AE4])-[.C21]" office:value-type="float" office:value="0.0755999999999997" calcext:value-type="float">
            <text:p>0.0756</text:p>
          </table:table-cell>
          <table:table-cell/>
          <table:table-cell table:style-name="ce2" table:formula="of:=[.C21]/[.B21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2]" office:value-type="float" office:value="-0.0437333333333336" calcext:value-type="float">
            <text:p>-0.043733333333334</text:p>
          </table:table-cell>
          <table:table-cell table:formula="of:=MAX([.B5:.P5])-[.B22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1" calcext:value-type="float">
            <text:p>0.004956957592256</text:p>
          </table:table-cell>
          <table:table-cell table:formula="of:=MIN([.Q5:.AE5])-[.C22]" office:value-type="float" office:value="-0.016" calcext:value-type="float">
            <text:p>-0.016</text:p>
          </table:table-cell>
          <table:table-cell table:formula="of:=MAX([.Q5:.AE5])-[.C22]" office:value-type="float" office:value="0.00499999999999989" calcext:value-type="float">
            <text:p>0.005</text:p>
          </table:table-cell>
          <table:table-cell/>
          <table:table-cell table:style-name="ce2" table:formula="of:=[.C22]/[.B22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3]" office:value-type="float" office:value="-0.3374" calcext:value-type="float">
            <text:p>-0.3374</text:p>
          </table:table-cell>
          <table:table-cell table:formula="of:=MAX([.B6:.P6])-[.B23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3]" office:value-type="float" office:value="-0.0672666666666666" calcext:value-type="float">
            <text:p>-0.067266666666667</text:p>
          </table:table-cell>
          <table:table-cell table:formula="of:=MAX([.Q6:.AE6])-[.C23]" office:value-type="float" office:value="0.525733333333334" calcext:value-type="float">
            <text:p>0.525733333333334</text:p>
          </table:table-cell>
          <table:table-cell/>
          <table:table-cell table:style-name="ce2" table:formula="of:=[.C23]/[.B23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4]" office:value-type="float" office:value="-0.0104000000000001" calcext:value-type="float">
            <text:p>-0.0104</text:p>
          </table:table-cell>
          <table:table-cell table:formula="of:=MAX([.B7:.P7])-[.B24]" office:value-type="float" office:value="0.0395999999999999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4]" office:value-type="float" office:value="-0.0118666666666666" calcext:value-type="float">
            <text:p>-0.011866666666667</text:p>
          </table:table-cell>
          <table:table-cell table:formula="of:=MAX([.Q7:.AE7])-[.C24]" office:value-type="float" office:value="0.00913333333333333" calcext:value-type="float">
            <text:p>0.009133333333333</text:p>
          </table:table-cell>
          <table:table-cell/>
          <table:table-cell table:style-name="ce3" table:formula="of:=[.C24]/[.B24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5]" office:value-type="float" office:value="-0.0281999999999999" calcext:value-type="float">
            <text:p>-0.0282</text:p>
          </table:table-cell>
          <table:table-cell table:formula="of:=MAX([.B8:.P8])-[.B25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5]" office:value-type="float" office:value="-0.0172000000000001" calcext:value-type="float">
            <text:p>-0.0172</text:p>
          </table:table-cell>
          <table:table-cell table:formula="of:=MAX([.Q8:.AE8])-[.C25]" office:value-type="float" office:value="0.0127999999999999" calcext:value-type="float">
            <text:p>0.0128</text:p>
          </table:table-cell>
          <table:table-cell/>
          <table:table-cell table:style-name="ce2" table:formula="of:=[.C25]/[.B25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6]" office:value-type="float" office:value="-0.00539999999999985" calcext:value-type="float">
            <text:p>-0.0054</text:p>
          </table:table-cell>
          <table:table-cell table:formula="of:=MAX([.B9:.P9])-[.B26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69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6]" office:value-type="float" office:value="-0.00859999999999994" calcext:value-type="float">
            <text:p>-0.0086</text:p>
          </table:table-cell>
          <table:table-cell table:formula="of:=MAX([.Q9:.AE9])-[.C26]" office:value-type="float" office:value="0.00740000000000007" calcext:value-type="float">
            <text:p>0.0074</text:p>
          </table:table-cell>
          <table:table-cell/>
          <table:table-cell table:style-name="ce2" table:formula="of:=[.C26]/[.B26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7]" office:value-type="float" office:value="-0.0164" calcext:value-type="float">
            <text:p>-0.0164</text:p>
          </table:table-cell>
          <table:table-cell table:formula="of:=MAX([.B10:.P10])-[.B27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7]" office:value-type="float" office:value="-0.00879999999999992" calcext:value-type="float">
            <text:p>-0.0088</text:p>
          </table:table-cell>
          <table:table-cell table:formula="of:=MAX([.Q10:.AE10])-[.C27]" office:value-type="float" office:value="0.0112000000000001" calcext:value-type="float">
            <text:p>0.0112</text:p>
          </table:table-cell>
          <table:table-cell/>
          <table:table-cell table:style-name="ce2" table:formula="of:=[.C27]/[.B27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6"/>
          <table:table-cell table:formula="of:=150*[.Q32]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Mem reduced</text:p>
          </table:table-cell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W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ratio</text:p>
          </table:table-cell>
          <table:table-cell table:number-columns-repeated="2"/>
          <table:table-cell table:style-name="ce6" table:formula="of:=INT([.F46])&amp;&quot;GB&quot;" office:value-type="string" office:string-value="54GB" calcext:value-type="string">
            <text:p>54GB</text:p>
          </table:table-cell>
          <table:table-cell table:formula="of:=INT([.C44])&amp;&quot;GB&quot;" office:value-type="string" office:string-value="8GB" calcext:value-type="string">
            <text:p>8GB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nth</text:p>
          </table:table-cell>
          <table:table-cell table:style-name="ce6" table:formula="of:=INT([.C42])&amp;&quot;GB&quot;" office:value-type="string" office:string-value="46GB" calcext:value-type="string">
            <text:p>46GB</text:p>
          </table:table-cell>
          <table:table-cell table:style-name="ce6" table:formula="of:=INT([.C43]*1024)&amp;&quot;MB&quot;" office:value-type="string" office:string-value="185MB" calcext:value-type="string">
            <text:p>185MB</text:p>
          </table:table-cell>
          <table:table-cell table:style-name="ce6" table:formula="of:=INT([.C44])&amp;&quot;GB&quot;" office:value-type="string" office:string-value="8GB" calcext:value-type="string">
            <text:p>8GB</text:p>
          </table:table-cell>
          <table:table-cell table:formula="of:=[.C42]/[.C44]" office:value-type="float" office:value="5.22448979591837" calcext:value-type="float">
            <text:p>5.22448979591837</text:p>
          </table:table-cell>
          <table:table-cell table:formula="of:=[.C44]/[.C43]" office:value-type="float" office:value="49" calcext:value-type="float">
            <text:p>49</text:p>
          </table:table-cell>
          <table:table-cell/>
          <table:table-cell table:formula="of:=[.I34]" office:value-type="string" office:string-value="nth" calcext:value-type="string">
            <text:p>nth</text:p>
          </table:table-cell>
          <table:table-cell office:value-type="string" calcext:value-type="string">
            <text:p>Reference, array size 1.5GB, total 54GB</text:p>
          </table:table-cell>
          <table:table-cell office:value-type="string" calcext:value-type="string">
            <text:p>Mem reduced, array size 1.5GB, total 8GB</text:p>
          </table:table-cell>
          <table:table-cell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2.136" calcext:value-type="float">
            <text:p>262.136</text:p>
          </table:table-cell>
          <table:table-cell table:formula="of:=[.C19]/20" office:value-type="float" office:value="0.9138" calcext:value-type="float">
            <text:p>0.9138</text:p>
          </table:table-cell>
          <table:table-cell office:value-type="float" office:value="42.512" calcext:value-type="float">
            <text:p>42.512</text:p>
          </table:table-cell>
          <table:table-cell table:formula="of:=[.J35]/[.L35]" office:value-type="float" office:value="6.16616484757245" calcext:value-type="float">
            <text:p>6.16616484757245</text:p>
          </table:table-cell>
          <table:table-cell table:formula="of:=[.L35]/[.K35]" office:value-type="float" office:value="46.5222149266798" calcext:value-type="float">
            <text:p>46.5222149266798</text:p>
          </table:table-cell>
          <table:table-cell/>
          <table:table-cell table:formula="of:=[.I35]" office:value-type="float" office:value="1" calcext:value-type="float">
            <text:p>1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formula="of:=[.Q35]/[.R35]" office:value-type="float" office:value="2.04830619116333" calcext:value-type="float">
            <text:p>2.04830619116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31.977" calcext:value-type="float">
            <text:p>131.977</text:p>
          </table:table-cell>
          <table:table-cell table:formula="of:=[.C20]/20" office:value-type="float" office:value="0.482213333333333" calcext:value-type="float">
            <text:p>0.482213333333333</text:p>
          </table:table-cell>
          <table:table-cell office:value-type="float" office:value="22.238" calcext:value-type="float">
            <text:p>22.238</text:p>
          </table:table-cell>
          <table:table-cell table:formula="of:=[.J36]/[.L36]" office:value-type="float" office:value="5.93475132655814" calcext:value-type="float">
            <text:p>5.93475132655814</text:p>
          </table:table-cell>
          <table:table-cell table:formula="of:=[.L36]/[.K36]" office:value-type="float" office:value="46.1165182768346" calcext:value-type="float">
            <text:p>46.1165182768346</text:p>
          </table:table-cell>
          <table:table-cell/>
          <table:table-cell table:formula="of:=[.I36]" office:value-type="float" office:value="2" calcext:value-type="float">
            <text:p>2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formula="of:=[.Q36]/[.R36]" office:value-type="float" office:value="2.07811860940695" calcext:value-type="float">
            <text:p>2.078118609406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9.825" calcext:value-type="float">
            <text:p>69.825</text:p>
          </table:table-cell>
          <table:table-cell table:formula="of:=[.C21]/20" office:value-type="float" office:value="0.25242" calcext:value-type="float">
            <text:p>0.25242</text:p>
          </table:table-cell>
          <table:table-cell office:value-type="float" office:value="11.79" calcext:value-type="float">
            <text:p>11.79</text:p>
          </table:table-cell>
          <table:table-cell table:formula="of:=[.J37]/[.L37]" office:value-type="float" office:value="5.92239185750636" calcext:value-type="float">
            <text:p>5.92239185750636</text:p>
          </table:table-cell>
          <table:table-cell table:formula="of:=[.L37]/[.K37]" office:value-type="float" office:value="46.7078678393154" calcext:value-type="float">
            <text:p>46.7078678393154</text:p>
          </table:table-cell>
          <table:table-cell/>
          <table:table-cell table:formula="of:=[.I37]" office:value-type="float" office:value="4" calcext:value-type="float">
            <text:p>4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formula="of:=[.Q37]/[.R37]" office:value-type="float" office:value="2.15225727732264" calcext:value-type="float">
            <text:p>2.152257277322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 on gpgnode-04 on 1 Sept 202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5.974" calcext:value-type="float">
            <text:p>35.974</text:p>
          </table:table-cell>
          <table:table-cell table:formula="of:=[.C22]/20" office:value-type="float" office:value="0.12785" calcext:value-type="float">
            <text:p>0.12785</text:p>
          </table:table-cell>
          <table:table-cell office:value-type="float" office:value="6.011" calcext:value-type="float">
            <text:p>6.011</text:p>
          </table:table-cell>
          <table:table-cell table:formula="of:=[.J38]/[.L38]" office:value-type="float" office:value="5.98469472633505" calcext:value-type="float">
            <text:p>5.98469472633505</text:p>
          </table:table-cell>
          <table:table-cell table:formula="of:=[.L38]/[.K38]" office:value-type="float" office:value="47.0160344153305" calcext:value-type="float">
            <text:p>47.0160344153305</text:p>
          </table:table-cell>
          <table:table-cell/>
          <table:table-cell table:formula="of:=[.I38]" office:value-type="float" office:value="8" calcext:value-type="float">
            <text:p>8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formula="of:=[.Q38]/[.R38]" office:value-type="float" office:value="2.13561597851628" calcext:value-type="float">
            <text:p>2.135615978516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gpg machine has 62GB in principle (free -h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7.964" calcext:value-type="float">
            <text:p>17.964</text:p>
          </table:table-cell>
          <table:table-cell table:formula="of:=[.C23]/20" office:value-type="float" office:value="0.0673133333333333" calcext:value-type="float">
            <text:p>0.067313333333333</text:p>
          </table:table-cell>
          <table:table-cell office:value-type="float" office:value="3.081" calcext:value-type="float">
            <text:p>3.081</text:p>
          </table:table-cell>
          <table:table-cell table:formula="of:=[.J39]/[.L39]" office:value-type="float" office:value="5.83057448880234" calcext:value-type="float">
            <text:p>5.83057448880234</text:p>
          </table:table-cell>
          <table:table-cell table:formula="of:=[.L39]/[.K39]" office:value-type="float" office:value="45.7710210953749" calcext:value-type="float">
            <text:p>45.7710210953749</text:p>
          </table:table-cell>
          <table:table-cell/>
          <table:table-cell table:formula="of:=[.I39]" office:value-type="float" office:value="16" calcext:value-type="float">
            <text:p>16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formula="of:=[.Q39]/[.R39]" office:value-type="float" office:value="2.09661835748792" calcext:value-type="float">
            <text:p>2.09661835748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3.242" calcext:value-type="float">
            <text:p>13.242</text:p>
          </table:table-cell>
          <table:table-cell table:formula="of:=[.C24]/20" office:value-type="float" office:value="0.0498933333333333" calcext:value-type="float">
            <text:p>0.049893333333333</text:p>
          </table:table-cell>
          <table:table-cell office:value-type="float" office:value="2.464" calcext:value-type="float">
            <text:p>2.464</text:p>
          </table:table-cell>
          <table:table-cell table:formula="of:=[.J40]/[.L40]" office:value-type="float" office:value="5.37418831168831" calcext:value-type="float">
            <text:p>5.37418831168831</text:p>
          </table:table-cell>
          <table:table-cell table:formula="of:=[.L40]/[.K40]" office:value-type="float" office:value="49.3853554249065" calcext:value-type="float">
            <text:p>49.3853554249065</text:p>
          </table:table-cell>
          <table:table-cell/>
          <table:table-cell table:formula="of:=[.I40]" office:value-type="float" office:value="32" calcext:value-type="float">
            <text:p>32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formula="of:=[.Q40]/[.R40]" office:value-type="float" office:value="2.12934518997575" calcext:value-type="float">
            <text:p>2.12934518997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m-reduced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.721" calcext:value-type="float">
            <text:p>13.721</text:p>
          </table:table-cell>
          <table:table-cell table:formula="of:=[.C25]/20" office:value-type="float" office:value="0.05546" calcext:value-type="float">
            <text:p>0.05546</text:p>
          </table:table-cell>
          <table:table-cell office:value-type="float" office:value="2.634" calcext:value-type="float">
            <text:p>2.634</text:p>
          </table:table-cell>
          <table:table-cell table:formula="of:=[.J41]/[.L41]" office:value-type="float" office:value="5.20918754745634" calcext:value-type="float">
            <text:p>5.20918754745634</text:p>
          </table:table-cell>
          <table:table-cell table:formula="of:=[.L41]/[.K41]" office:value-type="float" office:value="47.49368914533" calcext:value-type="float">
            <text:p>47.49368914533</text:p>
          </table:table-cell>
          <table:table-cell/>
          <table:table-cell table:formula="of:=[.I41]" office:value-type="float" office:value="64" calcext:value-type="float">
            <text:p>64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formula="of:=[.Q41]/[.R41]" office:value-type="float" office:value="2.15668740279938" calcext:value-type="float">
            <text:p>2.15668740279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table:formula="of:=32*150*32*150*90*4*6/1024/1024/1024" office:value-type="float" office:value="46.3485717773438" calcext:value-type="float">
            <text:p>46.3</text:p>
          </table:table-cell>
          <table:table-cell table:style-name="ce8" table:formula="of:=[.C42]/6" office:value-type="float" office:value="7.72476196289063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style-name="ce10" table:formula="of:=[.E42]*150*[.E42]*150*90*4*37/1024/1024/1024" office:value-type="float" office:value="27.9117375612259" calcext:value-type="float">
            <text:p>27.9</text:p>
          </table:table-cell>
          <table:table-cell table:style-name="ce10" table:formula="of:=[.F42]/37" office:value-type="float" office:value="0.754371285438538" calcext:value-type="float">
            <text:p>0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.388" calcext:value-type="float">
            <text:p>13.388</text:p>
          </table:table-cell>
          <table:table-cell table:formula="of:=[.C26]/20" office:value-type="float" office:value="0.05563" calcext:value-type="float">
            <text:p>0.05563</text:p>
          </table:table-cell>
          <table:table-cell office:value-type="float" office:value="2.495" calcext:value-type="float">
            <text:p>2.495</text:p>
          </table:table-cell>
          <table:table-cell table:formula="of:=[.J42]/[.L42]" office:value-type="float" office:value="5.36593186372746" calcext:value-type="float">
            <text:p>5.36593186372746</text:p>
          </table:table-cell>
          <table:table-cell table:formula="of:=[.L42]/[.K42]" office:value-type="float" office:value="44.8499011324825" calcext:value-type="float">
            <text:p>44.8499011324825</text:p>
          </table:table-cell>
          <table:table-cell/>
          <table:table-cell table:formula="of:=[.I42]" office:value-type="float" office:value="128" calcext:value-type="float">
            <text:p>128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formula="of:=[.Q42]/[.R42]" office:value-type="float" office:value="2.11217183770883" calcext:value-type="float">
            <text:p>2.11217183770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table:formula="of:=[.B43]*150*[.B43]*150*90*4*6/1024/1024/1024" office:value-type="float" office:value="0.181049108505249" calcext:value-type="float">
            <text:p>0.2</text:p>
          </table:table-cell>
          <table:table-cell table:style-name="ce12" table:formula="of:=[.C43]/6" office:value-type="float" office:value="0.0301748514175415" calcext:value-type="float">
            <text:p>0.030</text:p>
          </table:table-cell>
          <table:table-cell office:value-type="float" office:value="11" calcext:value-type="float">
            <text:p>11</text:p>
          </table:table-cell>
          <table:table-cell table:style-name="ce10" table:formula="of:=[.E43]*150*[.E43]*150*90*4*37/1024/1024/1024" office:value-type="float" office:value="33.7732024490833" calcext:value-type="float">
            <text:p>33.8</text:p>
          </table:table-cell>
          <table:table-cell table:style-name="ce10" table:formula="of:=[.F43]/37" office:value-type="float" office:value="0.912789255380631" calcext:value-type="float">
            <text:p>0.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.342" calcext:value-type="float">
            <text:p>13.342</text:p>
          </table:table-cell>
          <table:table-cell table:formula="of:=[.C27]/20" office:value-type="float" office:value="0.05769" calcext:value-type="float">
            <text:p>0.05769</text:p>
          </table:table-cell>
          <table:table-cell office:value-type="float" office:value="2.496" calcext:value-type="float">
            <text:p>2.496</text:p>
          </table:table-cell>
          <table:table-cell table:formula="of:=[.J43]/[.L43]" office:value-type="float" office:value="5.34535256410257" calcext:value-type="float">
            <text:p>5.34535256410257</text:p>
          </table:table-cell>
          <table:table-cell table:formula="of:=[.L43]/[.K43]" office:value-type="float" office:value="43.2657306292252" calcext:value-type="float">
            <text:p>43.2657306292252</text:p>
          </table:table-cell>
          <table:table-cell/>
          <table:table-cell table:formula="of:=[.I43]"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formula="of:=[.Q43]/[.R43]" office:value-type="float" office:value="2.16619604679306" calcext:value-type="float">
            <text:p>2.16619604679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[.B44]*150*[.B44]*150*90*4*6/1024/1024/1024" office:value-type="float" office:value="8.8714063167572" calcext:value-type="float">
            <text:p>8.9</text:p>
          </table:table-cell>
          <table:table-cell table:style-name="ce8" table:formula="of:=[.C44]/6" office:value-type="float" office:value="1.47856771945953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10" table:formula="of:=[.E44]*150*[.E44]*150*90*4*37/1024/1024/1024" office:value-type="float" office:value="40.1929020881653" calcext:value-type="float">
            <text:p>40.2</text:p>
          </table:table-cell>
          <table:table-cell table:style-name="ce10" table:formula="of:=[.F44]/37" office:value-type="float" office:value="1.08629465103149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[.B45]*150*[.B45]*150*90*4*6/1024/1024/1024" office:value-type="float" office:value="113.155692815781" calcext:value-type="float">
            <text:p>113.2</text:p>
          </table:table-cell>
          <table:table-cell table:style-name="ce8" table:formula="of:=[.C45]/6" office:value-type="float" office:value="18.8592821359634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style-name="ce10" table:formula="of:=[.E45]*150*[.E45]*150*90*4*37/1024/1024/1024" office:value-type="float" office:value="47.1708364784718" calcext:value-type="float">
            <text:p>47.2</text:p>
          </table:table-cell>
          <table:table-cell table:style-name="ce10" table:formula="of:=[.F45]/37" office:value-type="float" office:value="1.2748874723911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table:formula="of:=[.B46]*150*[.B46]*150*90*4*6/1024/1024/1024" office:value-type="float" office:value="58.6599111557007" calcext:value-type="float">
            <text:p>58.7</text:p>
          </table:table-cell>
          <table:table-cell table:style-name="ce8" table:formula="of:=[.C46]/6" office:value-type="float" office:value="9.77665185928345" calcext:value-type="float">
            <text:p>9.8</text:p>
          </table:table-cell>
          <table:table-cell table:style-name="ce5" office:value-type="float" office:value="14" calcext:value-type="float">
            <text:p>14</text:p>
          </table:table-cell>
          <table:table-cell table:style-name="ce15" table:formula="of:=[.E46]*150*[.E46]*150*90*4*37/1024/1024/1024" office:value-type="float" office:value="54.7070056200027" calcext:value-type="float">
            <text:p>54.7</text:p>
          </table:table-cell>
          <table:table-cell table:style-name="ce16" table:formula="of:=[.F46]/37" office:value-type="float" office:value="1.47856771945953" calcext:value-type="float">
            <text:p>1.48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ce13" office:value-type="string" calcext:value-type="string" table:number-columns-spanned="6" table:number-rows-spanned="1">
            <text:p>But anything larger than 32 segfaults if ulimit -s 1000000; but it turns out I can set it higher, only just once. With 200000 I can get to 36, even 40! 100 is too much though. 60 works on swap but is very slow. 50 seems to work OK. 64 is too much.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office:value-type="string" calcext:value-type="string">
            <text:p>These are tests with WM=2, i.e. 300x300x90, with dynamic allocation, time for 10 iteration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ory-reduced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10"/>
          <table:table-cell office:value-type="string" calcext:value-type="string">
            <text:p>Memory-reduc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G71:.P71])" office:value-type="float" office:value="12.398" calcext:value-type="float">
            <text:p>12.398</text:p>
          </table:table-cell>
          <table:table-cell table:formula="of:=AVERAGE([.R71:.AA71])" office:value-type="float" office:value="8.0722" calcext:value-type="float">
            <text:p>8.0722</text:p>
          </table:table-cell>
          <table:table-cell table:formula="of:=[.B71]/[.C71]" office:value-type="float" office:value="1.53588860533684" calcext:value-type="float">
            <text:p>1.53588860533684</text:p>
          </table:table-cell>
          <table:table-cell table:number-columns-repeated="2"/>
          <table:table-cell office:value-type="float" office:value="12.365" calcext:value-type="float">
            <text:p>12.365</text:p>
          </table:table-cell>
          <table:table-cell office:value-type="float" office:value="12.443" calcext:value-type="float">
            <text:p>12.443</text:p>
          </table:table-cell>
          <table:table-cell office:value-type="float" office:value="12.376" calcext:value-type="float">
            <text:p>12.37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95" calcext:value-type="float">
            <text:p>12.395</text:p>
          </table:table-cell>
          <table:table-cell office:value-type="float" office:value="12.536" calcext:value-type="float">
            <text:p>12.53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4" calcext:value-type="float">
            <text:p>12.384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92" calcext:value-type="float">
            <text:p>12.392</text:p>
          </table:table-cell>
          <table:table-cell/>
          <table:table-cell office:value-type="float" office:value="8.264" calcext:value-type="float">
            <text:p>8.264</text:p>
          </table:table-cell>
          <table:table-cell office:value-type="float" office:value="7.967" calcext:value-type="float">
            <text:p>7.967</text:p>
          </table:table-cell>
          <table:table-cell office:value-type="float" office:value="7.977" calcext:value-type="float">
            <text:p>7.977</text:p>
          </table:table-cell>
          <table:table-cell office:value-type="float" office:value="8.327" calcext:value-type="float">
            <text:p>8.327</text:p>
          </table:table-cell>
          <table:table-cell office:value-type="float" office:value="7.957" calcext:value-type="float">
            <text:p>7.957</text:p>
          </table:table-cell>
          <table:table-cell office:value-type="float" office:value="7.977" calcext:value-type="float">
            <text:p>7.977</text:p>
          </table:table-cell>
          <table:table-cell office:value-type="float" office:value="8.009" calcext:value-type="float">
            <text:p>8.009</text:p>
          </table:table-cell>
          <table:table-cell office:value-type="float" office:value="8.257" calcext:value-type="float">
            <text:p>8.257</text:p>
          </table:table-cell>
          <table:table-cell office:value-type="float" office:value="8.013" calcext:value-type="float">
            <text:p>8.013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G72:.P72])" office:value-type="float" office:value="7.0172" calcext:value-type="float">
            <text:p>7.0172</text:p>
          </table:table-cell>
          <table:table-cell table:formula="of:=AVERAGE([.R72:.AA72])" office:value-type="float" office:value="4.1212" calcext:value-type="float">
            <text:p>4.1212</text:p>
          </table:table-cell>
          <table:table-cell table:formula="of:=[.B72]/[.C72]" office:value-type="float" office:value="1.70270794914103" calcext:value-type="float">
            <text:p>1.70270794914103</text:p>
          </table:table-cell>
          <table:table-cell table:number-columns-repeated="2"/>
          <table:table-cell office:value-type="float" office:value="6.907" calcext:value-type="float">
            <text:p>6.907</text:p>
          </table:table-cell>
          <table:table-cell office:value-type="float" office:value="6.991" calcext:value-type="float">
            <text:p>6.991</text:p>
          </table:table-cell>
          <table:table-cell office:value-type="float" office:value="6.784" calcext:value-type="float">
            <text:p>6.784</text:p>
          </table:table-cell>
          <table:table-cell office:value-type="float" office:value="7.204" calcext:value-type="float">
            <text:p>7.204</text:p>
          </table:table-cell>
          <table:table-cell office:value-type="float" office:value="7.017" calcext:value-type="float">
            <text:p>7.017</text:p>
          </table:table-cell>
          <table:table-cell office:value-type="float" office:value="7.168" calcext:value-type="float">
            <text:p>7.168</text:p>
          </table:table-cell>
          <table:table-cell office:value-type="float" office:value="6.91" calcext:value-type="float">
            <text:p>6.91</text:p>
          </table:table-cell>
          <table:table-cell office:value-type="float" office:value="6.965" calcext:value-type="float">
            <text:p>6.965</text:p>
          </table:table-cell>
          <table:table-cell office:value-type="float" office:value="6.976" calcext:value-type="float">
            <text:p>6.9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.108" calcext:value-type="float">
            <text:p>4.108</text:p>
          </table:table-cell>
          <table:table-cell office:value-type="float" office:value="4.13" calcext:value-type="float">
            <text:p>4.13</text:p>
          </table:table-cell>
          <table:table-cell office:value-type="float" office:value="4.197" calcext:value-type="float">
            <text:p>4.197</text:p>
          </table:table-cell>
          <table:table-cell table:number-columns-repeated="2" office:value-type="float" office:value="4.116" calcext:value-type="float">
            <text:p>4.116</text:p>
          </table:table-cell>
          <table:table-cell office:value-type="float" office:value="4.168" calcext:value-type="float">
            <text:p>4.168</text:p>
          </table:table-cell>
          <table:table-cell office:value-type="float" office:value="4.077" calcext:value-type="float">
            <text:p>4.077</text:p>
          </table:table-cell>
          <table:table-cell office:value-type="float" office:value="4.08" calcext:value-type="float">
            <text:p>4.08</text:p>
          </table:table-cell>
          <table:table-cell office:value-type="float" office:value="4.133" calcext:value-type="float">
            <text:p>4.133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G73:.P73])" office:value-type="float" office:value="3.6194" calcext:value-type="float">
            <text:p>3.6194</text:p>
          </table:table-cell>
          <table:table-cell table:formula="of:=AVERAGE([.R73:.AA73])" office:value-type="float" office:value="2.1662" calcext:value-type="float">
            <text:p>2.1662</text:p>
          </table:table-cell>
          <table:table-cell table:formula="of:=[.B73]/[.C73]" office:value-type="float" office:value="1.67085218354723" calcext:value-type="float">
            <text:p>1.67085218354723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.459" calcext:value-type="float">
            <text:p>3.459</text:p>
          </table:table-cell>
          <table:table-cell office:value-type="float" office:value="3.478" calcext:value-type="float">
            <text:p>3.478</text:p>
          </table:table-cell>
          <table:table-cell office:value-type="float" office:value="3.869" calcext:value-type="float">
            <text:p>3.869</text:p>
          </table:table-cell>
          <table:table-cell office:value-type="float" office:value="3.661" calcext:value-type="float">
            <text:p>3.661</text:p>
          </table:table-cell>
          <table:table-cell office:value-type="float" office:value="3.791" calcext:value-type="float">
            <text:p>3.791</text:p>
          </table:table-cell>
          <table:table-cell office:value-type="float" office:value="3.703" calcext:value-type="float">
            <text:p>3.703</text:p>
          </table:table-cell>
          <table:table-cell office:value-type="float" office:value="3.482" calcext:value-type="float">
            <text:p>3.482</text:p>
          </table:table-cell>
          <table:table-cell office:value-type="float" office:value="3.686" calcext:value-type="float">
            <text:p>3.686</text:p>
          </table:table-cell>
          <table:table-cell office:value-type="float" office:value="3.476" calcext:value-type="float">
            <text:p>3.476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2.14" calcext:value-type="float">
            <text:p>2.14</text:p>
          </table:table-cell>
          <table:table-cell office:value-type="float" office:value="2.224" calcext:value-type="float">
            <text:p>2.224</text:p>
          </table:table-cell>
          <table:table-cell office:value-type="float" office:value="2.247" calcext:value-type="float">
            <text:p>2.247</text:p>
          </table:table-cell>
          <table:table-cell office:value-type="float" office:value="2.149" calcext:value-type="float">
            <text:p>2.149</text:p>
          </table:table-cell>
          <table:table-cell office:value-type="float" office:value="2.144" calcext:value-type="float">
            <text:p>2.144</text:p>
          </table:table-cell>
          <table:table-cell office:value-type="float" office:value="2.151" calcext:value-type="float">
            <text:p>2.151</text:p>
          </table:table-cell>
          <table:table-cell office:value-type="float" office:value="2.121" calcext:value-type="float">
            <text:p>2.121</text:p>
          </table:table-cell>
          <table:table-cell office:value-type="float" office:value="2.147" calcext:value-type="float">
            <text:p>2.1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G74:.P74])" office:value-type="float" office:value="1.932" calcext:value-type="float">
            <text:p>1.932</text:p>
          </table:table-cell>
          <table:table-cell table:formula="of:=AVERAGE([.R74:.AA74])" office:value-type="float" office:value="1.1034" calcext:value-type="float">
            <text:p>1.1034</text:p>
          </table:table-cell>
          <table:table-cell table:formula="of:=[.B74]/[.C74]" office:value-type="float" office:value="1.75095160413268" calcext:value-type="float">
            <text:p>1.75095160413268</text:p>
          </table:table-cell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93" calcext:value-type="float">
            <text:p>1.93</text:p>
          </table:table-cell>
          <table:table-cell office:value-type="float" office:value="1.766" calcext:value-type="float">
            <text:p>1.76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9" calcext:value-type="float">
            <text:p>1.969</text:p>
          </table:table-cell>
          <table:table-cell office:value-type="float" office:value="1.763" calcext:value-type="float">
            <text:p>1.763</text:p>
          </table:table-cell>
          <table:table-cell office:value-type="float" office:value="1.945" calcext:value-type="float">
            <text:p>1.945</text:p>
          </table:table-cell>
          <table:table-cell office:value-type="float" office:value="1.956" calcext:value-type="float">
            <text:p>1.956</text:p>
          </table:table-cell>
          <table:table-cell office:value-type="float" office:value="1.971" calcext:value-type="float">
            <text:p>1.971</text:p>
          </table:table-cell>
          <table:table-cell office:value-type="float" office:value="1.993" calcext:value-type="float">
            <text:p>1.993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5" calcext:value-type="float">
            <text:p>1.105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G75:.P75])" office:value-type="float" office:value="1.0998" calcext:value-type="float">
            <text:p>1.0998</text:p>
          </table:table-cell>
          <table:table-cell table:formula="of:=AVERAGE([.R75:.AA75])" office:value-type="float" office:value="0.7742" calcext:value-type="float">
            <text:p>0.7742</text:p>
          </table:table-cell>
          <table:table-cell table:formula="of:=[.B75]/[.C75]" office:value-type="float" office:value="1.42056316197365" calcext:value-type="float">
            <text:p>1.42056316197365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1.256" calcext:value-type="float">
            <text:p>1.256</text:p>
          </table:table-cell>
          <table:table-cell office:value-type="float" office:value="1.007" calcext:value-type="float">
            <text:p>1.007</text:p>
          </table:table-cell>
          <table:table-cell office:value-type="float" office:value="1.313" calcext:value-type="float">
            <text:p>1.313</text:p>
          </table:table-cell>
          <table:table-cell office:value-type="float" office:value="1.307" calcext:value-type="float">
            <text:p>1.307</text:p>
          </table:table-cell>
          <table:table-cell office:value-type="float" office:value="0.88" calcext:value-type="float">
            <text:p>0.88</text:p>
          </table:table-cell>
          <table:table-cell office:value-type="float" office:value="1.029" calcext:value-type="float">
            <text:p>1.0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6" calcext:value-type="float">
            <text:p>0.7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G76:.P76])" office:value-type="float" office:value="0.7428" calcext:value-type="float">
            <text:p>0.7428</text:p>
          </table:table-cell>
          <table:table-cell table:formula="of:=AVERAGE([.R76:.AA76])" office:value-type="float" office:value="0.4741" calcext:value-type="float">
            <text:p>0.4741</text:p>
          </table:table-cell>
          <table:table-cell table:formula="of:=[.B76]/[.C76]" office:value-type="float" office:value="1.56675806791816" calcext:value-type="float">
            <text:p>1.56675806791816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73" calcext:value-type="float">
            <text:p>0.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G77:.P77])" office:value-type="float" office:value="0.8487" calcext:value-type="float">
            <text:p>0.8487</text:p>
          </table:table-cell>
          <table:table-cell table:formula="of:=AVERAGE([.R77:.AA77])" office:value-type="float" office:value="0.5303" calcext:value-type="float">
            <text:p>0.5303</text:p>
          </table:table-cell>
          <table:table-cell table:formula="of:=[.B77]/[.C77]" office:value-type="float" office:value="1.60041485951348" calcext:value-type="float">
            <text:p>1.60041485951348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G78:.P78])" office:value-type="float" office:value="0.8599" calcext:value-type="float">
            <text:p>0.8599</text:p>
          </table:table-cell>
          <table:table-cell table:formula="of:=AVERAGE([.R78:.AA78])" office:value-type="float" office:value="0.517" calcext:value-type="float">
            <text:p>0.517</text:p>
          </table:table-cell>
          <table:table-cell table:formula="of:=[.B78]/[.C78]" office:value-type="float" office:value="1.66324951644101" calcext:value-type="float">
            <text:p>1.6632495164410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" calcext:value-type="float">
            <text:p>0.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G79:.P79])" office:value-type="float" office:value="0.8928" calcext:value-type="float">
            <text:p>0.8928</text:p>
          </table:table-cell>
          <table:table-cell table:formula="of:=AVERAGE([.R79:.AA79])" office:value-type="float" office:value="0.5386" calcext:value-type="float">
            <text:p>0.5386</text:p>
          </table:table-cell>
          <table:table-cell table:formula="of:=[.B79]/[.C79]" office:value-type="float" office:value="1.65763089491274" calcext:value-type="float">
            <text:p>1.65763089491274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.537" calcext:value-type="float">
            <text:p>0.537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sequential version of the reference</text:p>
          </table:table-cell>
          <table:table-cell table:number-columns-repeated="2"/>
          <table:table-cell office:value-type="string" calcext:value-type="string">
            <text:p>A sequential version of the memory reduced code</text:p>
          </table:table-cell>
          <table:table-cell table:number-columns-repeated="5"/>
          <table:table-cell office:value-type="string" calcext:value-type="string">
            <text:p>A parallel version of the reference, static alloc. Consistent with the 20-iter runs above</text:p>
          </table:table-cell>
          <table:table-cell table:number-columns-repeated="6"/>
          <table:table-cell office:value-type="string" calcext:value-type="string">
            <text:p>A parallel version of the mem-reduced code, static alloc. Consistent with the 20-iter runs ab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/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 office:value-type="string" calcext:value-type="string">
            <text:p>I verified that for the static version, mcmodel makes no difference</text:p>
          </table:table-cell>
          <table:table-cell table:number-columns-repeated="2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14"/>
        </table:table-row>
        <table:table-row table:style-name="ro1">
          <table:table-cell table:style-name="ce5" table:formula="of:=AVERAGE([.A86:.A90])" office:value-type="float" office:value="12.2388" calcext:value-type="float">
            <text:p>12.2388</text:p>
          </table:table-cell>
          <table:table-cell table:style-name="ce5" table:formula="of:=AVERAGE([.B86:.B95])" office:value-type="float" office:value="8.666" calcext:value-type="float">
            <text:p>8.666</text:p>
          </table:table-cell>
          <table:table-cell/>
          <table:table-cell table:formula="of:=AVERAGE([.D86:.D95])" office:value-type="float" office:value="6.6335" calcext:value-type="float">
            <text:p>6.6335</text:p>
          </table:table-cell>
          <table:table-cell table:formula="of:=AVERAGE([.E86:.E95])" office:value-type="float" office:value="6.6766" calcext:value-type="float">
            <text:p>6.67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AVERAGE([.K84:.N84])" office:value-type="float" office:value="6.21" calcext:value-type="float">
            <text:p>6.21</text:p>
          </table:table-cell>
          <table:table-cell office:value-type="float" office:value="6.248" calcext:value-type="float">
            <text:p>6.248</text:p>
          </table:table-cell>
          <table:table-cell office:value-type="float" office:value="6.233" calcext:value-type="float">
            <text:p>6.233</text:p>
          </table:table-cell>
          <table:table-cell office:value-type="float" office:value="6.183" calcext:value-type="float">
            <text:p>6.183</text:p>
          </table:table-cell>
          <table:table-cell office:value-type="float" office:value="6.176" calcext:value-type="float">
            <text:p>6.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R84:.S84])" office:value-type="float" office:value="8.1305" calcext:value-type="float">
            <text:p>8.1305</text:p>
          </table:table-cell>
          <table:table-cell office:value-type="float" office:value="8.024" calcext:value-type="float">
            <text:p>8.024</text:p>
          </table:table-cell>
          <table:table-cell office:value-type="float" office:value="8.237" calcext:value-type="float">
            <text:p>8.23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AVERAGE([.K85:.N85])" office:value-type="float" office:value="3.25" calcext:value-type="float">
            <text:p>3.25</text:p>
          </table:table-cell>
          <table:table-cell office:value-type="float" office:value="3.463" calcext:value-type="float">
            <text:p>3.463</text:p>
          </table:table-cell>
          <table:table-cell office:value-type="float" office:value="3.213" calcext:value-type="float">
            <text:p>3.213</text:p>
          </table:table-cell>
          <table:table-cell office:value-type="float" office:value="3.199" calcext:value-type="float">
            <text:p>3.199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R85:.S85])" office:value-type="float" office:value="4.423" calcext:value-type="float">
            <text:p>4.423</text:p>
          </table:table-cell>
          <table:table-cell office:value-type="float" office:value="4.637" calcext:value-type="float">
            <text:p>4.637</text:p>
          </table:table-cell>
          <table:table-cell office:value-type="float" office:value="4.209" calcext:value-type="float">
            <text:p>4.209</text:p>
          </table:table-cell>
          <table:table-cell table:number-columns-repeated="12"/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float" office:value="6.851" calcext:value-type="float">
            <text:p>6.851</text:p>
          </table:table-cell>
          <table:table-cell office:value-type="float" office:value="6.581" calcext:value-type="float">
            <text:p>6.5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86:.N86])" office:value-type="float" office:value="1.6895" calcext:value-type="float">
            <text:p>1.6895</text:p>
          </table:table-cell>
          <table:table-cell office:value-type="float" office:value="1.657" calcext:value-type="float">
            <text:p>1.657</text:p>
          </table:table-cell>
          <table:table-cell office:value-type="float" office:value="1.726" calcext:value-type="float">
            <text:p>1.726</text:p>
          </table:table-cell>
          <table:table-cell office:value-type="float" office:value="1.68" calcext:value-type="float">
            <text:p>1.6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R86:.S86])" office:value-type="float" office:value="2.283" calcext:value-type="float">
            <text:p>2.283</text:p>
          </table:table-cell>
          <table:table-cell office:value-type="float" office:value="2.327" calcext:value-type="float">
            <text:p>2.327</text:p>
          </table:table-cell>
          <table:table-cell office:value-type="float" office:value="2.239" calcext:value-type="float">
            <text:p>2.239</text:p>
          </table:table-cell>
          <table:table-cell table:number-columns-repeated="12"/>
        </table:table-row>
        <table:table-row table:style-name="ro1">
          <table:table-cell office:value-type="float" office:value="12.372" calcext:value-type="float">
            <text:p>12.372</text:p>
          </table:table-cell>
          <table:table-cell office:value-type="float" office:value="8.644" calcext:value-type="float">
            <text:p>8.644</text:p>
          </table:table-cell>
          <table:table-cell/>
          <table:table-cell office:value-type="float" office:value="6.591" calcext:value-type="float">
            <text:p>6.591</text:p>
          </table:table-cell>
          <table:table-cell office:value-type="float" office:value="6.859" calcext:value-type="float">
            <text:p>6.8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.K87:.N87])" office:value-type="float" office:value="0.894" calcext:value-type="float">
            <text:p>0.89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87:.S87])" office:value-type="float" office:value="1.134" calcext:value-type="float">
            <text:p>1.134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1" calcext:value-type="float">
            <text:p>1.131</text:p>
          </table:table-cell>
          <table:table-cell table:number-columns-repeated="12"/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8.627" calcext:value-type="float">
            <text:p>8.627</text:p>
          </table:table-cell>
          <table:table-cell/>
          <table:table-cell office:value-type="float" office:value="6.859" calcext:value-type="float">
            <text:p>6.859</text:p>
          </table:table-cell>
          <table:table-cell office:value-type="float" office:value="6.756" calcext:value-type="float">
            <text:p>6.7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VERAGE([.K88:.N88])" office:value-type="float" office:value="0.7335" calcext:value-type="float">
            <text:p>0.733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R88:.S88])" office:value-type="float" office:value="0.632" calcext:value-type="float">
            <text:p>0.63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6" calcext:value-type="float">
            <text:p>0.656</text:p>
          </table:table-cell>
          <table:table-cell table:number-columns-repeated="12"/>
        </table:table-row>
        <table:table-row table:style-name="ro1">
          <table:table-cell office:value-type="float" office:value="12.431" calcext:value-type="float">
            <text:p>12.431</text:p>
          </table:table-cell>
          <table:table-cell office:value-type="float" office:value="8.657" calcext:value-type="float">
            <text:p>8.657</text:p>
          </table:table-cell>
          <table:table-cell/>
          <table:table-cell office:value-type="float" office:value="6.592" calcext:value-type="float">
            <text:p>6.592</text:p>
          </table:table-cell>
          <table:table-cell office:value-type="float" office:value="6.574" calcext:value-type="float">
            <text:p>6.5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AVERAGE([.K89:.N89])" office:value-type="float" office:value="0.4055" calcext:value-type="float">
            <text:p>0.4055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float" office:value="0.405" calcext:value-type="float">
            <text:p>0.4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R89:.S89])"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5" calcext:value-type="float">
            <text:p>0.465</text:p>
          </table:table-cell>
          <table:table-cell table:number-columns-repeated="12"/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8.661" calcext:value-type="float">
            <text:p>8.661</text:p>
          </table:table-cell>
          <table:table-cell/>
          <table:table-cell office:value-type="float" office:value="6.555" calcext:value-type="float">
            <text:p>6.555</text:p>
          </table:table-cell>
          <table:table-cell office:value-type="float" office:value="6.591" calcext:value-type="float">
            <text:p>6.59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AVERAGE([.K90:.N90])" office:value-type="float" office:value="0.47325" calcext:value-type="float">
            <text:p>0.47325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R90:.S90])" office:value-type="float" office:value="0.5305" calcext:value-type="float">
            <text:p>0.53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733" calcext:value-type="float">
            <text:p>8.733</text:p>
          </table:table-cell>
          <table:table-cell/>
          <table:table-cell office:value-type="float" office:value="6.588" calcext:value-type="float">
            <text:p>6.588</text:p>
          </table:table-cell>
          <table:table-cell office:value-type="float" office:value="6.582" calcext:value-type="float">
            <text:p>6.58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AVERAGE([.K91:.N91])" office:value-type="float" office:value="0.4935" calcext:value-type="float">
            <text:p>0.49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R91:.S91])" office:value-type="float" office:value="0.5205" calcext:value-type="float">
            <text:p>0.520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9" calcext:value-type="float">
            <text:p>0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7" calcext:value-type="float">
            <text:p>8.807</text:p>
          </table:table-cell>
          <table:table-cell/>
          <table:table-cell office:value-type="float" office:value="6.556" calcext:value-type="float">
            <text:p>6.556</text:p>
          </table:table-cell>
          <table:table-cell office:value-type="float" office:value="6.593" calcext:value-type="float">
            <text:p>6.59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AVERAGE([.K92:.N92])" office:value-type="float" office:value="0.51025" calcext:value-type="float">
            <text:p>0.510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R92:.S92])" office:value-type="float" office:value="0.5385" calcext:value-type="float">
            <text:p>0.53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6" calcext:value-type="float">
            <text:p>0.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36" calcext:value-type="float">
            <text:p>8.636</text:p>
          </table:table-cell>
          <table:table-cell/>
          <table:table-cell office:value-type="float" office:value="6.583" calcext:value-type="float">
            <text:p>6.583</text:p>
          </table:table-cell>
          <table:table-cell office:value-type="float" office:value="6.594" calcext:value-type="float">
            <text:p>6.5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4" calcext:value-type="float">
            <text:p>8.634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6.861" calcext:value-type="float">
            <text:p>6.8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1" calcext:value-type="float">
            <text:p>8.631</text:p>
          </table:table-cell>
          <table:table-cell/>
          <table:table-cell office:value-type="float" office:value="6.576" calcext:value-type="float">
            <text:p>6.576</text:p>
          </table:table-cell>
          <table:table-cell office:value-type="float" office:value="6.775" calcext:value-type="float">
            <text:p>6.775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Test for effect of mcmodel on sequential code with dynamic allocation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onclusion: it makes no difference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cmod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em-reduced</text:p>
          </table:table-cell>
          <table:table-cell table:style-name="ce2" table:formula="of:=AVERAGE([.E103:.E112])" office:value-type="float" office:value="6.7283" calcext:value-type="float">
            <text:p>6.73</text:p>
          </table:table-cell>
          <table:table-cell table:style-name="ce2" table:formula="of:=AVERAGE([.F103:.F112])" office:value-type="float" office:value="6.6475" calcext:value-type="float">
            <text:p>6.65</text:p>
          </table:table-cell>
          <table:table-cell table:style-name="ce2" table:formula="of:=AVERAGE([.G103:.G112])" office:value-type="float" office:value="6.8477" calcext:value-type="float">
            <text:p>6.85</text:p>
          </table:table-cell>
          <table:table-cell table:style-name="ce2" table:formula="of:=AVERAGE([.H103:.H112])" office:value-type="float" office:value="6.8374" calcext:value-type="float">
            <text:p>6.8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style-name="ce2" table:formula="of:=AVERAGE([.E114:.E123])" office:value-type="float" office:value="11.914" calcext:value-type="float">
            <text:p>11.91</text:p>
          </table:table-cell>
          <table:table-cell table:style-name="ce2" table:formula="of:=AVERAGE([.F114:.F122])" office:value-type="float" office:value="12.2355555555556" calcext:value-type="float">
            <text:p>12.24</text:p>
          </table:table-cell>
          <table:table-cell table:style-name="ce2" table:formula="of:=AVERAGE([.G114:.G123])" office:value-type="float" office:value="11.8911" calcext:value-type="float">
            <text:p>11.89</text:p>
          </table:table-cell>
          <table:table-cell table:style-name="ce2" table:formula="of:=AVERAGE([.H114:.H123])" office:value-type="float" office:value="11.8897" calcext:value-type="float">
            <text:p>11.89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6.613" calcext:value-type="float">
            <text:p>6.613</text:p>
          </table:table-cell>
          <table:table-cell office:value-type="float" office:value="6.611" calcext:value-type="float">
            <text:p>6.611</text:p>
          </table:table-cell>
          <table:table-cell office:value-type="float" office:value="6.807" calcext:value-type="float">
            <text:p>6.807</text:p>
          </table:table-cell>
          <table:table-cell office:value-type="float" office:value="6.758" calcext:value-type="float">
            <text:p>6.75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1" calcext:value-type="float">
            <text:p>6.581</text:p>
          </table:table-cell>
          <table:table-cell office:value-type="float" office:value="6.995" calcext:value-type="float">
            <text:p>6.995</text:p>
          </table:table-cell>
          <table:table-cell office:value-type="float" office:value="6.804" calcext:value-type="float">
            <text:p>6.804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588" calcext:value-type="float">
            <text:p>6.588</text:p>
          </table:table-cell>
          <table:table-cell office:value-type="float" office:value="6.827" calcext:value-type="float">
            <text:p>6.827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4" calcext:value-type="float">
            <text:p>6.90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11" calcext:value-type="float">
            <text:p>6.811</text:p>
          </table:table-cell>
          <table:table-cell office:value-type="float" office:value="6.759" calcext:value-type="float">
            <text:p>6.75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5" calcext:value-type="float">
            <text:p>6.905</text:p>
          </table:table-cell>
          <table:table-cell office:value-type="float" office:value="6.575" calcext:value-type="float">
            <text:p>6.575</text:p>
          </table:table-cell>
          <table:table-cell office:value-type="float" office:value="6.796" calcext:value-type="float">
            <text:p>6.796</text:p>
          </table:table-cell>
          <table:table-cell office:value-type="float" office:value="6.768" calcext:value-type="float">
            <text:p>6.76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9" calcext:value-type="float">
            <text:p>6.89</text:p>
          </table:table-cell>
          <table:table-cell office:value-type="float" office:value="6.567" calcext:value-type="float">
            <text:p>6.567</text:p>
          </table:table-cell>
          <table:table-cell office:value-type="float" office:value="6.986" calcext:value-type="float">
            <text:p>6.986</text:p>
          </table:table-cell>
          <table:table-cell office:value-type="float" office:value="6.794" calcext:value-type="float">
            <text:p>6.79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62" calcext:value-type="float">
            <text:p>6.862</text:p>
          </table:table-cell>
          <table:table-cell office:value-type="float" office:value="6.57" calcext:value-type="float">
            <text:p>6.57</text:p>
          </table:table-cell>
          <table:table-cell office:value-type="float" office:value="6.803" calcext:value-type="float">
            <text:p>6.803</text:p>
          </table:table-cell>
          <table:table-cell office:value-type="float" office:value="7.01" calcext:value-type="float">
            <text:p>7.0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66" calcext:value-type="float">
            <text:p>6.566</text:p>
          </table:table-cell>
          <table:table-cell office:value-type="float" office:value="6.555" calcext:value-type="float">
            <text:p>6.555</text:p>
          </table:table-cell>
          <table:table-cell office:value-type="float" office:value="7.06" calcext:value-type="float">
            <text:p>7.06</text:p>
          </table:table-cell>
          <table:table-cell office:value-type="float" office:value="6.985" calcext:value-type="float">
            <text:p>6.98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606" calcext:value-type="float">
            <text:p>6.60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3" calcext:value-type="float">
            <text:p>6.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788" calcext:value-type="float">
            <text:p>6.788</text:p>
          </table:table-cell>
          <table:table-cell office:value-type="float" office:value="6.592" calcext:value-type="float">
            <text:p>6.592</text:p>
          </table:table-cell>
          <table:table-cell office:value-type="float" office:value="6.805" calcext:value-type="float">
            <text:p>6.805</text:p>
          </table:table-cell>
          <table:table-cell office:value-type="float" office:value="6.918" calcext:value-type="float">
            <text:p>6.918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1.823" calcext:value-type="float">
            <text:p>11.82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73" calcext:value-type="float">
            <text:p>12.07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14" calcext:value-type="float">
            <text:p>11.814</text:p>
          </table:table-cell>
          <table:table-cell office:value-type="float" office:value="12.349" calcext:value-type="float">
            <text:p>12.349</text:p>
          </table:table-cell>
          <table:table-cell office:value-type="float" office:value="11.791" calcext:value-type="float">
            <text:p>11.791</text:p>
          </table:table-cell>
          <table:table-cell office:value-type="float" office:value="11.843" calcext:value-type="float">
            <text:p>11.84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102" calcext:value-type="float">
            <text:p>12.10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1.777" calcext:value-type="float">
            <text:p>11.77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297" calcext:value-type="float">
            <text:p>12.297</text:p>
          </table:table-cell>
          <table:table-cell office:value-type="float" office:value="12.143" calcext:value-type="float">
            <text:p>12.143</text:p>
          </table:table-cell>
          <table:table-cell office:value-type="float" office:value="11.823" calcext:value-type="float">
            <text:p>11.823</text:p>
          </table:table-cell>
          <table:table-cell office:value-type="float" office:value="11.817" calcext:value-type="float">
            <text:p>11.8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1" calcext:value-type="float">
            <text:p>11.821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071" calcext:value-type="float">
            <text:p>12.0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03" calcext:value-type="float">
            <text:p>11.80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76" calcext:value-type="float">
            <text:p>12.0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5" calcext:value-type="float">
            <text:p>11.8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792" calcext:value-type="float">
            <text:p>11.79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789" calcext:value-type="float">
            <text:p>11.789</text:p>
          </table:table-cell>
          <table:table-cell office:value-type="float" office:value="12.255" calcext:value-type="float">
            <text:p>12.255</text:p>
          </table:table-cell>
          <table:table-cell office:value-type="float" office:value="11.798" calcext:value-type="float">
            <text:p>11.798</text:p>
          </table:table-cell>
          <table:table-cell office:value-type="float" office:value="11.855" calcext:value-type="float">
            <text:p>11.85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034" calcext:value-type="float">
            <text:p>12.034</text:p>
          </table:table-cell>
          <table:table-cell office:value-type="float" office:value="12.071" calcext:value-type="float">
            <text:p>12.071</text:p>
          </table:table-cell>
          <table:table-cell office:value-type="float" office:value="11.813" calcext:value-type="float">
            <text:p>11.813</text:p>
          </table:table-cell>
          <table:table-cell office:value-type="float" office:value="11.781" calcext:value-type="float">
            <text:p>11.78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32" calcext:value-type="float">
            <text:p>11.832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11.812" calcext:value-type="float">
            <text:p>11.812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test of the memory-reduced code for 32 threads, memory sizes from 1 to 64 * (150x150x90x4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m siz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mem size (GB)</text:p>
          </table:table-cell>
          <table:table-cell office:value-type="string" calcext:value-type="string">
            <text:p>time/size</text:p>
          </table:table-cell>
          <table:table-cell table:number-columns-repeated="24"/>
        </table:table-row>
        <table:table-row table:style-name="ro1">
          <table:table-cell table:formula="of:=[.F128]" office:value-type="float" office:value="0.0452622771263123" calcext:value-type="float">
            <text:p>0.0452622771263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28]*[.E128]*150*150*90*4*6/1024/1024/1024" office:value-type="float" office:value="0.0452622771263123" calcext:value-type="float">
            <text:p>0.045262277126312</text:p>
          </table:table-cell>
          <table:table-cell table:formula="of:=[.B128]/[.F128]" office:value-type="float" office:value="0.276168164609054" calcext:value-type="float">
            <text:p>0.276168164609054</text:p>
          </table:table-cell>
          <table:table-cell table:number-columns-repeated="24"/>
        </table:table-row>
        <table:table-row table:style-name="ro1">
          <table:table-cell table:formula="of:=[.F129]" office:value-type="float" office:value="0.181049108505249" calcext:value-type="float">
            <text:p>0.181049108505249</text:p>
          </table:table-cell>
          <table:table-cell office:value-type="float" office:value="0.0498933333333333" calcext:value-type="float">
            <text:p>0.049893333333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9]*[.E129]*150*150*90*4*6/1024/1024/1024" office:value-type="float" office:value="0.181049108505249" calcext:value-type="float">
            <text:p>0.181049108505249</text:p>
          </table:table-cell>
          <table:table-cell table:formula="of:=[.B129]/[.F129]" office:value-type="float" office:value="0.275579005857887" calcext:value-type="float">
            <text:p>0.275579005857887</text:p>
          </table:table-cell>
          <table:table-cell table:number-columns-repeated="24"/>
        </table:table-row>
        <table:table-row table:style-name="ro1">
          <table:table-cell table:formula="of:=[.F130]" office:value-type="float" office:value="0.724196434020996" calcext:value-type="float">
            <text:p>0.72419643402099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130]*[.E130]*150*150*90*4*6/1024/1024/1024" office:value-type="float" office:value="0.724196434020996" calcext:value-type="float">
            <text:p>0.724196434020996</text:p>
          </table:table-cell>
          <table:table-cell table:number-columns-repeated="25"/>
        </table:table-row>
        <table:table-row table:style-name="ro1">
          <table:table-cell table:formula="of:=[.F131]" office:value-type="float" office:value="2.89678573608398" calcext:value-type="float">
            <text:p>2.89678573608398</text:p>
          </table:table-cell>
          <table:table-cell office:value-type="float" office:value="0.794" calcext:value-type="float">
            <text:p>0.7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131]*[.E131]*150*150*90*4*6/1024/1024/1024" office:value-type="float" office:value="2.89678573608398" calcext:value-type="float">
            <text:p>2.89678573608398</text:p>
          </table:table-cell>
          <table:table-cell table:formula="of:=[.B131]/[.F131]" office:value-type="float" office:value="0.274096903374486" calcext:value-type="float">
            <text:p>0.274096903374486</text:p>
          </table:table-cell>
          <table:table-cell table:number-columns-repeated="24"/>
        </table:table-row>
        <table:table-row table:style-name="ro1">
          <table:table-cell table:formula="of:=[.F132]" office:value-type="float" office:value="8.8714063167572" calcext:value-type="float">
            <text:p>8.8714063167572</text:p>
          </table:table-cell>
          <table:table-cell office:value-type="float" office:value="2.464" calcext:value-type="float">
            <text:p>2.4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2]*[.E132]*150*150*90*4*6/1024/1024/1024" office:value-type="float" office:value="8.8714063167572" calcext:value-type="float">
            <text:p>8.8714063167572</text:p>
          </table:table-cell>
          <table:table-cell table:formula="of:=[.B132]/[.F132]" office:value-type="float" office:value="0.27774626840682" calcext:value-type="float">
            <text:p>0.27774626840682</text:p>
          </table:table-cell>
          <table:table-cell table:number-columns-repeated="24"/>
        </table:table-row>
        <table:table-row table:style-name="ro1">
          <table:table-cell table:formula="of:=[.F133]" office:value-type="float" office:value="11.5871429443359" calcext:value-type="float">
            <text:p>11.587142944335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33]*[.E133]*150*150*90*4*6/1024/1024/1024" office:value-type="float" office:value="11.5871429443359" calcext:value-type="float">
            <text:p>11.5871429443359</text:p>
          </table:table-cell>
          <table:table-cell table:number-columns-repeated="25"/>
        </table:table-row>
        <table:table-row table:style-name="ro1">
          <table:table-cell table:formula="of:=[.F134]" office:value-type="float" office:value="46.3485717773438" calcext:value-type="float">
            <text:p>46.3485717773438</text:p>
          </table:table-cell>
          <table:table-cell office:value-type="float" office:value="13.242" calcext:value-type="float">
            <text:p>13.24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134]*[.E134]*150*150*90*4*6/1024/1024/1024" office:value-type="float" office:value="46.3485717773438" calcext:value-type="float">
            <text:p>46.3485717773438</text:p>
          </table:table-cell>
          <table:table-cell table:formula="of:=[.B134]/[.F134]" office:value-type="float" office:value="0.28570459654321" calcext:value-type="float">
            <text:p>0.28570459654321</text:p>
          </table:table-cell>
          <table:table-cell table:number-columns-repeated="24"/>
        </table:table-row>
        <table:table-row table:style-name="ro1">
          <table:table-cell table:formula="of:=[.F135]" office:value-type="float" office:value="104.284286499023" calcext:value-type="float">
            <text:p>104.284286499023</text:p>
          </table:table-cell>
          <table:table-cell office:value-type="float" office:value="29.977" calcext:value-type="float">
            <text:p>29.97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135]*[.E135]*150*150*90*4*6/1024/1024/1024" office:value-type="float" office:value="104.284286499023" calcext:value-type="float">
            <text:p>104.284286499023</text:p>
          </table:table-cell>
          <table:table-cell table:formula="of:=[.B135]/[.F135]" office:value-type="float" office:value="0.287454620502972" calcext:value-type="float">
            <text:p>0.287454620502972</text:p>
          </table:table-cell>
          <table:table-cell table:number-columns-repeated="24"/>
        </table:table-row>
        <table:table-row table:style-name="ro1">
          <table:table-cell table:formula="of:=[.F136]" office:value-type="float" office:value="113.155692815781" calcext:value-type="float">
            <text:p>113.155692815781</text:p>
          </table:table-cell>
          <table:table-cell office:value-type="float" office:value="32.388" calcext:value-type="float">
            <text:p>32.3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136]*[.E136]*150*150*90*4*6/1024/1024/1024" office:value-type="float" office:value="113.155692815781" calcext:value-type="float">
            <text:p>113.155692815781</text:p>
          </table:table-cell>
          <table:table-cell table:formula="of:=[.B136]/[.F136]" office:value-type="float" office:value="0.286225104491457" calcext:value-type="float">
            <text:p>0.286225104491457</text:p>
          </table:table-cell>
          <table:table-cell table:number-columns-repeated="24"/>
        </table:table-row>
        <table:table-row table:style-name="ro1">
          <table:table-cell table:formula="of:=[.F137]" office:value-type="float" office:value="136.918388307095" calcext:value-type="float">
            <text:p>136.918388307095</text:p>
          </table:table-cell>
          <table:table-cell office:value-type="float" office:value="81.3" calcext:value-type="float">
            <text:p>81.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E137]*[.E137]*150*150*90*4*6/1024/1024/1024" office:value-type="float" office:value="136.918388307095" calcext:value-type="float">
            <text:p>136.918388307095</text:p>
          </table:table-cell>
          <table:table-cell table:formula="of:=[.B137]/[.F137]" office:value-type="float" office:value="0.593784377724722" calcext:value-type="float">
            <text:p>0.593784377724722</text:p>
          </table:table-cell>
          <table:table-cell table:number-columns-repeated="24"/>
        </table:table-row>
        <table:table-row table:style-name="ro1">
          <table:table-cell table:formula="of:=[.F138]" office:value-type="float" office:value="162.944197654724" calcext:value-type="float">
            <text:p>162.944197654724</text:p>
          </table:table-cell>
          <table:table-cell office:value-type="float" office:value="189.591" calcext:value-type="float">
            <text:p>189.59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138]*[.E138]*150*150*90*4*6/1024/1024/1024" office:value-type="float" office:value="162.944197654724" calcext:value-type="float">
            <text:p>162.944197654724</text:p>
          </table:table-cell>
          <table:table-cell table:formula="of:=[.B138]/[.F138]" office:value-type="float" office:value="1.16353329991989" calcext:value-type="float">
            <text:p>1.16353329991989</text:p>
          </table:table-cell>
          <table:table-cell table:number-columns-repeated="24"/>
        </table:table-row>
        <table:table-row table:style-name="ro1">
          <table:table-cell table:formula="of:=[.F139]" office:value-type="float" office:value="185.394287109375" calcext:value-type="float">
            <text:p>185.394287109375</text:p>
          </table:table-cell>
          <table:table-cell office:value-type="float" office:value="282.903" calcext:value-type="float">
            <text:p>282.9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E139]*[.E139]*150*150*90*4*6/1024/1024/1024" office:value-type="float" office:value="185.394287109375" calcext:value-type="float">
            <text:p>185.394287109375</text:p>
          </table:table-cell>
          <table:table-cell table:formula="of:=[.B139]/[.F139]" office:value-type="float" office:value="1.52595316938272" calcext:value-type="float">
            <text:p>1.52595316938272</text:p>
          </table:table-cell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office:value-type="string" calcext:value-type="string">
            <text:p>Relative overhead of OpenMP threads: (time(nth)-time(1)/nth)/time(nth)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time*nth</text:p>
          </table:table-cell>
          <table:table-cell table:style-name="ce6" office:value-type="string" calcext:value-type="string">
            <text:p>46GB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C150]-[.D150])/[.C150]" office:value-type="percentage" office:value="0" calcext:value-type="percentage">
            <text:p>0.00%</text:p>
          </table:table-cell>
          <table:table-cell office:value-type="float" office:value="262.136" calcext:value-type="float">
            <text:p>262.136</text:p>
          </table:table-cell>
          <table:table-cell table:formula="of:=[.C$150]/[.A150]" office:value-type="float" office:value="262.136" calcext:value-type="float">
            <text:p>262.136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C151]-[.D151])/[.C151]" office:value-type="percentage" office:value="0.00688756374216713" calcext:value-type="percentage">
            <text:p>0.69%</text:p>
          </table:table-cell>
          <table:table-cell office:value-type="float" office:value="131.977" calcext:value-type="float">
            <text:p>131.977</text:p>
          </table:table-cell>
          <table:table-cell table:formula="of:=[.C$150]/[.A151]" office:value-type="float" office:value="131.068" calcext:value-type="float">
            <text:p>131.06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C152]-[.D152])/[.C152]" office:value-type="percentage" office:value="0.061453634085213" calcext:value-type="percentage">
            <text:p>6.15%</text:p>
          </table:table-cell>
          <table:table-cell office:value-type="float" office:value="69.825" calcext:value-type="float">
            <text:p>69.825</text:p>
          </table:table-cell>
          <table:table-cell table:formula="of:=[.C$150]/[.A152]" office:value-type="float" office:value="65.534" calcext:value-type="float">
            <text:p>65.53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C153]-[.D153])/[.C153]" office:value-type="percentage" office:value="0.089147717796186" calcext:value-type="percentage">
            <text:p>8.91%</text:p>
          </table:table-cell>
          <table:table-cell office:value-type="float" office:value="35.974" calcext:value-type="float">
            <text:p>35.974</text:p>
          </table:table-cell>
          <table:table-cell table:formula="of:=[.C$150]/[.A153]" office:value-type="float" office:value="32.767" calcext:value-type="float">
            <text:p>32.767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C154]-[.D154])/[.C154]" office:value-type="percentage" office:value="0.0879815185927409" calcext:value-type="percentage">
            <text:p>8.80%</text:p>
          </table:table-cell>
          <table:table-cell office:value-type="float" office:value="17.964" calcext:value-type="float">
            <text:p>17.964</text:p>
          </table:table-cell>
          <table:table-cell table:formula="of:=[.C$150]/[.A154]" office:value-type="float" office:value="16.3835" calcext:value-type="float">
            <text:p>16.3835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C155]-[.D155])/[.C155]" office:value-type="percentage" office:value="0.381381211297387" calcext:value-type="percentage">
            <text:p>38.14%</text:p>
          </table:table-cell>
          <table:table-cell office:value-type="float" office:value="13.242" calcext:value-type="float">
            <text:p>13.242</text:p>
          </table:table-cell>
          <table:table-cell table:formula="of:=[.C$150]/[.A155]" office:value-type="float" office:value="8.19175" calcext:value-type="float">
            <text:p>8.19175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C156]-[.D156])/[.C156]" office:value-type="percentage" office:value="0.701488594125793" calcext:value-type="percentage">
            <text:p>70.15%</text:p>
          </table:table-cell>
          <table:table-cell office:value-type="float" office:value="13.721" calcext:value-type="float">
            <text:p>13.721</text:p>
          </table:table-cell>
          <table:table-cell table:formula="of:=[.C$150]/[.A156]" office:value-type="float" office:value="4.095875" calcext:value-type="float">
            <text:p>4.095875</text:p>
          </table:table-cell>
          <table:table-cell table:number-columns-repeated="2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C157]-[.D157])/[.C157]" office:value-type="percentage" office:value="0.847031856886764" calcext:value-type="percentage">
            <text:p>84.70%</text:p>
          </table:table-cell>
          <table:table-cell office:value-type="float" office:value="13.388" calcext:value-type="float">
            <text:p>13.388</text:p>
          </table:table-cell>
          <table:table-cell table:formula="of:=[.C$150]/[.A157]" office:value-type="float" office:value="2.0479375" calcext:value-type="float">
            <text:p>2.0479375</text:p>
          </table:table-cell>
          <table:table-cell table:number-columns-repeated="2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C158]-[.D158])/[.C158]" office:value-type="percentage" office:value="0.923252229800629" calcext:value-type="percentage">
            <text:p>92.33%</text:p>
          </table:table-cell>
          <table:table-cell office:value-type="float" office:value="13.342" calcext:value-type="float">
            <text:p>13.342</text:p>
          </table:table-cell>
          <table:table-cell table:formula="of:=[.C$150]/[.A158]" office:value-type="float" office:value="1.02396875" calcext:value-type="float">
            <text:p>1.02396875</text:p>
          </table:table-cell>
          <table:table-cell table:number-columns-repeated="2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D163]-[.D$163]/[.$A163])/[.D163]" office:value-type="percentage" office:value="0" calcext:value-type="percentage">
            <text:p>0.00%</text:p>
          </table:table-cell>
          <table:table-cell table:style-name="ce11" table:formula="of:=([.E163]-[.E$163]/[.$A163])/[.E163]" office:value-type="percentage" office:value="0" calcext:value-type="percentage">
            <text:p>0.00%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D164]-[.D$163]/[.$A164])/[.D164]" office:value-type="percentage" office:value="0.0222069146493472" calcext:value-type="percentage">
            <text:p>2.22%</text:p>
          </table:table-cell>
          <table:table-cell table:style-name="ce11" table:formula="of:=([.E164]-[.E$163]/[.$A164])/[.E164]" office:value-type="percentage" office:value="0.00797546012269937" calcext:value-type="percentage">
            <text:p>0.80%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D165]-[.D$163]/[.$A165])/[.D165]" office:value-type="percentage" office:value="0.0946851589390564" calcext:value-type="percentage">
            <text:p>9.47%</text:p>
          </table:table-cell>
          <table:table-cell table:style-name="ce11" table:formula="of:=([.E165]-[.E$163]/[.$A165])/[.E165]" office:value-type="percentage" office:value="0.0487406309918076" calcext:value-type="percentage">
            <text:p>4.87%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D166]-[.D$163]/[.$A166])/[.D166]" office:value-type="percentage" office:value="0.121473200251493" calcext:value-type="percentage">
            <text:p>12.15%</text:p>
          </table:table-cell>
          <table:table-cell table:style-name="ce11" table:formula="of:=([.E166]-[.E$163]/[.$A166])/[.E166]" office:value-type="percentage" office:value="0.0840256797583082" calcext:value-type="percentage">
            <text:p>8.40%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D167]-[.D$163]/[.$A167])/[.D167]" office:value-type="percentage" office:value="0.141445852534562" calcext:value-type="percentage">
            <text:p>14.14%</text:p>
          </table:table-cell>
          <table:table-cell table:style-name="ce11" table:formula="of:=([.E167]-[.E$163]/[.$A167])/[.E167]" office:value-type="percentage" office:value="0.121195652173913" calcext:value-type="percentage">
            <text:p>12.12%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D168]-[.D$163]/[.$A168])/[.D168]" office:value-type="percentage" office:value="0.469515233485194" calcext:value-type="percentage">
            <text:p>46.95%</text:p>
          </table:table-cell>
          <table:table-cell table:style-name="ce11" table:formula="of:=([.E168]-[.E$163]/[.$A168])/[.E168]" office:value-type="percentage" office:value="0.448527182700081" calcext:value-type="percentage">
            <text:p>44.85%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D169]-[.D$163]/[.$A169])/[.D169]" office:value-type="percentage" office:value="0.748098634396971" calcext:value-type="percentage">
            <text:p>74.81%</text:p>
          </table:table-cell>
          <table:table-cell table:style-name="ce11" table:formula="of:=([.E169]-[.E$163]/[.$A169])/[.E169]" office:value-type="percentage" office:value="0.734769877527216" calcext:value-type="percentage">
            <text:p>73.48%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2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D170]-[.D$163]/[.$A170])/[.D170]" office:value-type="percentage" office:value="0.868427789548023" calcext:value-type="percentage">
            <text:p>86.84%</text:p>
          </table:table-cell>
          <table:table-cell table:style-name="ce11" table:formula="of:=([.E170]-[.E$163]/[.$A170])/[.E170]" office:value-type="percentage" office:value="0.86432540274463" calcext:value-type="percentage">
            <text:p>86.43%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2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D171]-[.D$163]/[.$A171])/[.D171]" office:value-type="percentage" office:value="0.934948935055866" calcext:value-type="percentage">
            <text:p>93.49%</text:p>
          </table:table-cell>
          <table:table-cell table:style-name="ce11" table:formula="of:=([.E171]-[.E$163]/[.$A171])/[.E171]" office:value-type="percentage" office:value="0.931204933945139" calcext:value-type="percentage">
            <text:p>93.12%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0:08:26.769140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31T15:38:41.354357226</meta:creation-date>
    <dc:date>2021-12-03T12:38:15.150901747</dc:date>
    <meta:editing-duration>PT15H46M33S</meta:editing-duration>
    <meta:editing-cycles>81</meta:editing-cycles>
    <meta:generator>LibreOffice/7.1.5.2$MacOSX_X86_64 LibreOffice_project/85f04e9f809797b8199d13c421bd8a2b025d52b5</meta:generator>
    <meta:document-statistic meta:table-count="1" meta:cell-count="118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4.001cm" svg:y="0.315cm" chart:style-name="ch2">
          <text:p>Performance of memory-reduced code</text:p>
        </chart:title>
        <chart:subtitle svg:x="4.966cm" svg:y="1.293cm" chart:style-name="ch3">
          <text:p>For varying total allocated memory</text:p>
        </chart:subtitle>
        <chart:legend chart:legend-position="end" svg:x="13.559cm" svg:y="3.721cm" style:legend-expansion="high" chart:style-name="ch4"/>
        <chart:plot-area chart:style-name="ch5" table:cell-range-address="Sheet1.I34:Sheet1.L43" chart:data-source-has-labels="both" svg:x="1.327cm" svg:y="2.128cm" svg:width="11.912cm" svg:height="5.715cm">
          <chart:coordinate-region svg:x="2.251cm" svg:y="2.322cm" svg:width="10.504cm" svg:height="4.886cm"/>
          <chart:axis chart:dimension="x" chart:name="primary-x" chart:style-name="ch6" chartooo:axis-type="auto">
            <chart:title svg:x="5.888cm" svg:y="8.023cm" chart:style-name="ch7">
              <text:p>Number of threads</text:p>
            </chart:title>
            <chart:categories table:cell-range-address="Sheet1.L34:Sheet1.L43"/>
          </chart:axis>
          <chart:axis chart:dimension="y" chart:name="primary-y" chart:style-name="ch6">
            <chart:title svg:x="0.451cm" svg:y="5.6cm" chart:style-name="ch8">
              <text:p>time (s)</text:p>
            </chart:title>
            <chart:grid chart:style-name="ch9" chart:class="major"/>
          </chart:axis>
          <chart:series chart:style-name="ch10" chart:values-cell-range-address="Sheet1.J35:Sheet1.J43" chart:label-cell-address="Sheet1.J34:Sheet1.J34" chart:class="chart:scatter">
            <chart:domain table:cell-range-address="Sheet1.I35:Sheet1.I43"/>
            <chart:data-point chart:repeated="9"/>
          </chart:series>
          <chart:series chart:style-name="ch11" chart:values-cell-range-address="Sheet1.L35:Sheet1.L43" chart:label-cell-address="Sheet1.L34:Sheet1.L34" chart:class="chart:scatter">
            <chart:data-point chart:repeated="9"/>
          </chart:series>
          <chart:series chart:style-name="ch12" chart:values-cell-range-address="Sheet1.K35:Sheet1.K43" chart:label-cell-address="Sheet1.K34:Sheet1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46GB</text:p>
                <draw:g>
                  <svg:desc>Sheet1.J34:Sheet1.J34</svg:desc>
                </draw:g>
              </table:table-cell>
              <table:table-cell office:value-type="string">
                <text:p>8GB</text:p>
                <draw:g>
                  <svg:desc>Sheet1.L34:Sheet1.L34</svg:desc>
                </draw:g>
              </table:table-cell>
              <table:table-cell office:value-type="string">
                <text:p>185MB</text:p>
                <draw:g>
                  <svg:desc>Sheet1.K34:Sheet1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L34:Sheet1.L43</svg:desc>
                </draw:g>
              </table:table-cell>
              <table:table-cell office:value-type="float" office:value="1">
                <text:p>1</text:p>
                <draw:g>
                  <svg:desc>Sheet1.I35:Sheet1.I43</svg:desc>
                </draw:g>
              </table:table-cell>
              <table:table-cell office:value-type="float" office:value="262.136">
                <text:p>262.136</text:p>
                <draw:g>
                  <svg:desc>Sheet1.J35:Sheet1.J43</svg:desc>
                </draw:g>
              </table:table-cell>
              <table:table-cell office:value-type="float" office:value="42.512">
                <text:p>42.512</text:p>
                <draw:g>
                  <svg:desc>Sheet1.L35:Sheet1.L43</svg:desc>
                </draw:g>
              </table:table-cell>
              <table:table-cell office:value-type="float" office:value="0.9138">
                <text:p>0.9138</text:p>
                <draw:g>
                  <svg:desc>Sheet1.K35:Sheet1.K43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8:Sheet1.E24" chart:error-lower-range="Sheet1.D18:Sheet1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8:Sheet1.E24" chart:error-lower-range="Sheet1.D18:Sheet1.D2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8:Sheet1.I24" chart:error-lower-range="Sheet1.H18:Sheet1.H2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8:Sheet1.I24" chart:error-lower-range="Sheet1.H18:Sheet1.H2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2.086cm" svg:y="0.367cm" chart:style-name="ch2">
          <text:p>Performance of memory-reduced code</text:p>
        </chart:title>
        <chart:subtitle svg:x="4.254cm" svg:y="1.397cm" chart:style-name="ch3">
          <text:p>Small arrays (31MB)</text:p>
        </chart:subtitle>
        <chart:legend chart:legend-position="end" svg:x="7.134cm" svg:y="3.34cm" style:legend-expansion="custom" svg:width="3.632cm" svg:height="1.981cm" style:legend-expansion-aspect-ratio="1.8334174659263" chart:style-name="ch4"/>
        <chart:plot-area chart:style-name="ch5" table:cell-range-address="Sheet1.A19:Sheet1.C27 Sheet1.B18:Sheet1.C18" chart:data-source-has-labels="row" svg:x="0.834cm" svg:y="2.749cm" svg:width="10.412cm" svg:height="7.191cm">
          <chart:coordinate-region svg:x="1.566cm" svg:y="2.942cm" svg:width="9.68cm" svg:height="6.363cm"/>
          <chart:axis chart:dimension="x" chart:name="primary-x" chart:style-name="ch6">
            <chart:title svg:x="4.645cm" svg:y="10.172cm" chart:style-name="ch7">
              <text:p>Number of threads</text:p>
            </chart:title>
          </chart:axis>
          <chart:axis chart:dimension="y" chart:name="primary-y" chart:style-name="ch8">
            <chart:title svg:x="0.035cm" svg:y="6.959cm" chart:style-name="ch9">
              <text:p>time (s)</text:p>
            </chart:title>
            <chart:grid chart:style-name="ch10" chart:class="major"/>
          </chart:axis>
          <chart:series chart:style-name="ch11" chart:values-cell-range-address="Sheet1.B19:Sheet1.B27" chart:label-cell-address="Sheet1.B18:Sheet1.B18" chart:class="chart:scatter">
            <chart:domain table:cell-range-address="Sheet1.A19:Sheet1.A27"/>
            <chart:error-indicator chart:style-name="ch12" chart:dimension="y"/>
            <chart:data-point chart:repeated="9"/>
          </chart:series>
          <chart:series chart:style-name="ch13" chart:values-cell-range-address="Sheet1.C19:Sheet1.C27" chart:label-cell-address="Sheet1.C18:Sheet1.C18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8:Sheet1.B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8:Sheet1.C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7</svg:desc>
                </draw:g>
              </table:table-cell>
              <table:table-cell office:value-type="float" office:value="11.9216">
                <text:p>11.9216</text:p>
                <draw:g>
                  <svg:desc>Sheet1.B19:Sheet1.B27</svg:desc>
                </draw:g>
              </table:table-cell>
              <table:table-cell office:value-type="float" office:value="NaN">
                <text:p>NaN</text:p>
                <draw:g>
                  <svg:desc>Sheet1.E18:Sheet1.E24</svg:desc>
                </draw:g>
              </table:table-cell>
              <table:table-cell office:value-type="float" office:value="NaN">
                <text:p>NaN</text:p>
                <draw:g>
                  <svg:desc>Sheet1.D18:Sheet1.D24</svg:desc>
                </draw:g>
              </table:table-cell>
              <table:table-cell office:value-type="float" office:value="18.276">
                <text:p>18.276</text:p>
                <draw:g>
                  <svg:desc>Sheet1.C19:Sheet1.C27</svg:desc>
                </draw:g>
              </table:table-cell>
              <table:table-cell office:value-type="float" office:value="NaN">
                <text:p>NaN</text:p>
                <draw:g>
                  <svg:desc>Sheet1.I18:Sheet1.I24</svg:desc>
                </draw:g>
              </table:table-cell>
              <table:table-cell office:value-type="float" office:value="NaN">
                <text:p>NaN</text:p>
                <draw:g>
                  <svg:desc>Sheet1.H18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4">
                <text:p>0.525733333333334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5999999999999">
                <text:p>0.0395999999999999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162cm" svg:y="0.349cm" chart:style-name="ch2">
          <text:p>Performance of memory-reduced code</text:p>
        </chart:title>
        <chart:subtitle svg:x="5.263cm" svg:y="1.361cm" chart:style-name="ch3">
          <text:p>Large arrays (1.5GB)</text:p>
        </chart:subtitle>
        <chart:legend chart:legend-position="end" svg:x="7.439cm" svg:y="2.465cm" style:legend-expansion="custom" svg:width="5.165cm" svg:height="2.278cm" style:legend-expansion-aspect-ratio="2.26733977172959" chart:style-name="ch4"/>
        <chart:plot-area chart:style-name="ch5" table:cell-range-address="Sheet1.P35:Sheet1.R43 Sheet1.Q34:Sheet1.R34" chart:data-source-has-labels="row" svg:x="0.194cm" svg:y="1.754cm" svg:width="13.615cm" svg:height="8.6cm">
          <chart:coordinate-region svg:x="1.022cm" svg:y="1.947cm" svg:width="12.401cm" svg:height="7.772cm"/>
          <chart:axis chart:dimension="x" chart:name="primary-x" chart:style-name="ch6">
            <chart:title svg:x="5.606cm" svg:y="10.16cm" chart:style-name="ch7">
              <text:p>Number of threads</text:p>
            </chart:title>
          </chart:axis>
          <chart:axis chart:dimension="y" chart:name="primary-y" chart:style-name="ch6">
            <chart:title svg:x="0cm" svg:y="6.669cm" chart:style-name="ch8">
              <text:p>time (s)</text:p>
            </chart:title>
            <chart:grid chart:style-name="ch9" chart:class="major"/>
          </chart:axis>
          <chart:series chart:style-name="ch10" chart:values-cell-range-address="Sheet1.Q35:Sheet1.Q43" chart:label-cell-address="Sheet1.Q34:Sheet1.Q34" chart:class="chart:scatter">
            <chart:domain table:cell-range-address="Sheet1.P35:Sheet1.P43"/>
            <chart:data-point chart:repeated="9"/>
          </chart:series>
          <chart:series chart:style-name="ch11" chart:values-cell-range-address="Sheet1.R35:Sheet1.R43" chart:label-cell-address="Sheet1.R34:Sheet1.R3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eference, array size 1.5GB, total 54GB</text:p>
                <draw:g>
                  <svg:desc>Sheet1.Q34:Sheet1.Q34</svg:desc>
                </draw:g>
              </table:table-cell>
              <table:table-cell office:value-type="string">
                <text:p>Mem reduced, array size 1.5GB, total 8GB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35:Sheet1.P43</svg:desc>
                </draw:g>
              </table:table-cell>
              <table:table-cell office:value-type="float" office:value="89.427">
                <text:p>89.427</text:p>
                <draw:g>
                  <svg:desc>Sheet1.Q35:Sheet1.Q43</svg:desc>
                </draw:g>
              </table:table-cell>
              <table:table-cell office:value-type="float" office:value="43.659">
                <text:p>43.659</text:p>
                <draw:g>
                  <svg:desc>Sheet1.R35:Sheet1.R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inimum="0.2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8cm" svg:height="8.99cm" xlink:href=".." xlink:type="simple" chart:class="chart:scatter" chart:style-name="ch1">
        <chart:title svg:x="1.891cm" svg:y="0.314cm" chart:style-name="ch2">
          <text:p>Performance of memory-reduced code</text:p>
        </chart:title>
        <chart:subtitle svg:x="3.799cm" svg:y="1.291cm" chart:style-name="ch3">
          <text:p>for small arrays (31MB)</text:p>
        </chart:subtitle>
        <chart:legend chart:legend-position="end" svg:x="6.826cm" svg:y="2.84cm" style:legend-expansion="custom" svg:width="3.964cm" svg:height="1.601cm" style:legend-expansion-aspect-ratio="2.47595252966896" chart:style-name="ch4"/>
        <chart:plot-area chart:style-name="ch5" table:cell-range-address="Sheet1.A71:Sheet1.C79 Sheet1.B70:Sheet1.C70" chart:data-source-has-labels="row" svg:x="0.783cm" svg:y="2.144cm" svg:width="10.26cm" svg:height="5.677cm">
          <chart:coordinate-region svg:x="1.515cm" svg:y="2.338cm" svg:width="9.528cm" svg:height="4.848cm"/>
          <chart:axis chart:dimension="x" chart:name="primary-x" chart:style-name="ch6">
            <chart:title svg:x="4.518cm" svg:y="8cm" chart:style-name="ch7">
              <text:p>Number of threads</text:p>
            </chart:title>
          </chart:axis>
          <chart:axis chart:dimension="y" chart:name="primary-y" chart:style-name="ch8">
            <chart:title svg:x="0cm" svg:y="5.645cm" chart:style-name="ch9">
              <text:p>Time (s)</text:p>
            </chart:title>
            <chart:grid chart:style-name="ch10" chart:class="major"/>
          </chart:axis>
          <chart:series chart:style-name="ch11" chart:values-cell-range-address="Sheet1.B71:Sheet1.B79" chart:label-cell-address="Sheet1.B70:Sheet1.B70" chart:class="chart:scatter">
            <chart:domain table:cell-range-address="Sheet1.A71:Sheet1.A79"/>
            <chart:data-point chart:repeated="9"/>
          </chart:series>
          <chart:series chart:style-name="ch12" chart:values-cell-range-address="Sheet1.C71:Sheet1.C79" chart:label-cell-address="Sheet1.C70:Sheet1.C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70:Sheet1.B70</svg:desc>
                </draw:g>
              </table:table-cell>
              <table:table-cell office:value-type="string">
                <text:p>Memory-reduced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1:Sheet1.A79</svg:desc>
                </draw:g>
              </table:table-cell>
              <table:table-cell office:value-type="float" office:value="12.398">
                <text:p>12.398</text:p>
                <draw:g>
                  <svg:desc>Sheet1.B71:Sheet1.B79</svg:desc>
                </draw:g>
              </table:table-cell>
              <table:table-cell office:value-type="float" office:value="8.0722">
                <text:p>8.0722</text:p>
                <draw:g>
                  <svg:desc>Sheet1.C71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172">
                <text:p>7.0172</text:p>
              </table:table-cell>
              <table:table-cell office:value-type="float" office:value="4.1212">
                <text:p>4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194">
                <text:p>3.6194</text:p>
              </table:table-cell>
              <table:table-cell office:value-type="float" office:value="2.1662">
                <text:p>2.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32">
                <text:p>1.93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998">
                <text:p>1.0998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428">
                <text:p>0.7428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487">
                <text:p>0.8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599">
                <text:p>0.85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8928">
                <text:p>0.8928</text:p>
              </table:table-cell>
              <table:table-cell office:value-type="float" office:value="0.5386">
                <text:p>0.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389cm" xlink:href=".." xlink:type="simple" chart:class="chart:scatter" chart:style-name="ch1">
        <chart:title svg:x="4.001cm" svg:y="0.342cm" chart:style-name="ch2">
          <text:p>Performance of memory-reduced code</text:p>
        </chart:title>
        <chart:subtitle svg:x="3.985cm" svg:y="1.347cm" chart:style-name="ch3">
          <text:p>As a function of allocated memory, 32 threads</text:p>
        </chart:subtitle>
        <chart:plot-area chart:style-name="ch4" table:cell-range-address="Sheet1.A128:Sheet1.B139 Sheet1.B127:Sheet1.B127" chart:data-source-has-labels="row" svg:x="1.327cm" svg:y="2.209cm" svg:width="14.353cm" svg:height="6.996cm">
          <chart:coordinate-region svg:x="2.251cm" svg:y="2.403cm" svg:width="12.945cm" svg:height="6.167cm"/>
          <chart:axis chart:dimension="x" chart:name="primary-x" chart:style-name="ch5">
            <chart:title svg:x="7.118cm" svg:y="9.412cm" chart:style-name="ch6">
              <text:p>Memory size (GB)</text:p>
            </chart:title>
          </chart:axis>
          <chart:axis chart:dimension="y" chart:name="primary-y" chart:style-name="ch5">
            <chart:title svg:x="0.451cm" svg:y="6.322cm" chart:style-name="ch7">
              <text:p>time (s)</text:p>
            </chart:title>
            <chart:grid chart:style-name="ch8" chart:class="major"/>
          </chart:axis>
          <chart:series chart:style-name="ch9" chart:values-cell-range-address="Sheet1.B128:Sheet1.B139" chart:label-cell-address="Sheet1.B127:Sheet1.B127" chart:class="chart:scatter">
            <chart:domain table:cell-range-address="Sheet1.A128:Sheet1.A13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7:Sheet1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A128:Sheet1.A139</svg:desc>
                </draw:g>
              </table:table-cell>
              <table:table-cell office:value-type="float" office:value="0.0125">
                <text:p>0.0125</text:p>
                <draw:g>
                  <svg:desc>Sheet1.B12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29.977">
                <text:p>29.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32.388">
                <text:p>32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89.591">
                <text:p>189.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282.903">
                <text:p>282.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9cm" svg:y="4.207cm" style:legend-expansion="high" chart:style-name="ch2"/>
        <chart:plot-area chart:style-name="ch3" table:cell-range-address="Sheet1.F128:Sheet1.G139 Sheet1.G127:Sheet1.G127" chart:data-source-has-labels="row" svg:x="0.32cm" svg:y="0.18cm" svg:width="12.65cm" svg:height="8.64cm">
          <chart:coordinate-region svg:x="1.052cm" svg:y="0.374cm" svg:width="11.628cm" svg:height="7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28:Sheet1.G139" chart:label-cell-address="Sheet1.G127:Sheet1.G127" chart:class="chart:scatter">
            <chart:domain table:cell-range-address="Sheet1.F128:Sheet1.F139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size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F128:Sheet1.F139</svg:desc>
                </draw:g>
              </table:table-cell>
              <table:table-cell office:value-type="float" office:value="0.276168164609054">
                <text:p>0.276168164609054</text:p>
                <draw:g>
                  <svg:desc>Sheet1.G128:Sheet1.G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275579005857887">
                <text:p>0.27557900585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274096903374486">
                <text:p>0.27409690337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0.27774626840682">
                <text:p>0.2777462684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0.28570459654321">
                <text:p>0.2857045965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0.287454620502972">
                <text:p>0.28745462050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0.286225104491457">
                <text:p>0.28622510449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0.593784377724722">
                <text:p>0.59378437772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.16353329991989">
                <text:p>1.16353329991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1.52595316938272">
                <text:p>1.525953169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7cm" style:legend-expansion="high" chart:style-name="ch2"/>
        <chart:plot-area chart:style-name="ch3" table:cell-range-address="Sheet1.A150:Sheet1.B158 Sheet1.B149:Sheet1.B149" chart:data-source-has-labels="row" svg:x="0.32cm" svg:y="0.18cm" svg:width="12.746cm" svg:height="8.64cm">
          <chart:coordinate-region svg:x="1.745cm" svg:y="0.373cm" svg:width="10.742cm" svg:height="7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0:Sheet1.B158" chart:label-cell-address="Sheet1.B149:Sheet1.B149" chart:class="chart:scatter">
            <chart:domain table:cell-range-address="Sheet1.A150:Sheet1.A158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*nth</text:p>
                <draw:g>
                  <svg:desc>Sheet1.B149:Sheet1.B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0:Sheet1.A158</svg:desc>
                </draw:g>
              </table:table-cell>
              <table:table-cell office:value-type="float" office:value="0">
                <text:p>0</text:p>
                <draw:g>
                  <svg:desc>Sheet1.B150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88756374216713">
                <text:p>0.0068875637421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453634085213">
                <text:p>0.06145363408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9147717796186">
                <text:p>0.08914771779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79815185927409">
                <text:p>0.0879815185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81381211297387">
                <text:p>0.38138121129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01488594125793">
                <text:p>0.70148859412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47031856886764">
                <text:p>0.847031856886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23252229800629">
                <text:p>0.923252229800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